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" svg:font-family="F" style:font-family-generic="system" style:font-pitch="variable"/>
  </office:font-face-decls>
  <office:automatic-styles>
    <style:style style:name="P1" style:family="paragraph" style:parent-style-name="Normal">
      <style:paragraph-properties fo:margin-top="0cm" fo:margin-bottom="0cm" fo:line-height="115%" fo:text-align="justify" style:justify-single-word="false"/>
      <style:text-properties fo:color="#333333" style:font-name="Times New Roman" fo:font-size="12pt" fo:background-color="#ffffff" style:font-size-asian="12pt" style:font-name-complex="Times New Roman" style:font-size-complex="12pt"/>
    </style:style>
    <style:style style:name="P2" style:family="paragraph" style:parent-style-name="Normal">
      <style:paragraph-properties fo:margin-top="0cm" fo:margin-bottom="0cm" fo:line-height="100%" fo:text-align="justify" style:justify-single-word="false"/>
      <style:text-properties fo:color="#333333" style:font-name="Times New Roman" fo:font-size="12pt" fo:background-color="#ffffff" style:font-size-asian="12pt" style:font-name-complex="Times New Roman" style:font-size-complex="12pt"/>
    </style:style>
    <style:style style:name="P3" style:family="paragraph" style:parent-style-name="Normal">
      <style:paragraph-properties fo:margin-top="0cm" fo:margin-bottom="0cm" fo:line-height="115%" fo:text-align="justify" style:justify-single-word="false"/>
    </style:style>
    <style:style style:name="P4" style:family="paragraph" style:parent-style-name="Normal">
      <style:paragraph-properties fo:line-height="100%" fo:text-align="justify" style:justify-single-word="false"/>
      <style:text-properties fo:color="#333333" style:font-name="Times New Roman" fo:font-size="12pt" fo:background-color="#ffffff" style:font-size-asian="12pt" style:font-name-complex="Times New Roman" style:font-size-complex="12pt"/>
    </style:style>
    <style:style style:name="P5" style:family="paragraph" style:parent-style-name="Normal">
      <style:paragraph-properties fo:line-height="100%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6" style:family="paragraph" style:parent-style-name="Normal" style:master-page-name="MP0">
      <style:paragraph-properties fo:margin-top="0cm" fo:margin-bottom="0cm" fo:line-height="115%" fo:text-align="justify" style:justify-single-word="false" style:page-number="auto" fo:break-before="page"/>
      <style:text-properties fo:color="#333333" style:font-name="Times New Roman" fo:font-size="12pt" fo:background-color="#ffffff" style:font-size-asian="12pt" style:font-name-complex="Times New Roman" style:font-size-complex="12pt"/>
    </style:style>
    <style:style style:name="T1" style:family="text">
      <style:text-properties fo:color="#333333" style:font-name="Times New Roman" fo:font-size="12pt" fo:background-color="#ffffff" style:font-size-asian="12pt" style:font-name-complex="Times New Roman" style:font-size-complex="12pt"/>
    </style:style>
    <style:style style:name="T2" style:family="text">
      <style:text-properties fo:color="#333333" style:font-name="Times New Roman" fo:font-size="12pt" fo:font-style="italic" fo:background-color="#ffffff" style:font-size-asian="12pt" style:font-style-asian="italic" style:font-name-complex="Times New Roman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pyeditor : Mathilde Nicolas. </text:p>
      <text:p text:style-name="P1">Creator: Loret Jean (1595 ?-1665). </text:p>
      <text:p text:style-name="P1">Title: La Muze historique, Lettre V, Lettre en vers à Son Altesse Madame la Duchesse de Nemours. Du samedi 2 février 1664</text:p>
      <text:p text:style-name="P1">Date: 1664/02/02. </text:p>
      <text:p text:style-name="P3"><text:span text:style-name="Default_20_Paragraph_20_Font"><text:span text:style-name="T1">Bibl: Loret Jean, </text:span></text:span><text:span text:style-name="Default_20_Paragraph_20_Font"><text:span text:style-name="T2">La muze historique, ou Recueil des lettres en vers contenant les nouvelles du temps : écrites à Son Altesse Mademoizelle de Longueville, depuis duchesse de Nemours (1650-1665)</text:span></text:span><text:span text:style-name="Default_20_Paragraph_20_Font"><text:span text:style-name="T1">, Paris, Charles Chenault, 1664.</text:span></text:span></text:p>
      <text:p text:style-name="P2"/>
      <text:p text:style-name="P4"/>
      <text:p text:style-name="P4">158</text:p>
      <text:p text:style-name="P4">LETTRE CINQUIÈME</text:p>
      <text:p text:style-name="P4">Du [samedi] deux Février.</text:p>
      <text:p text:style-name="P4"/>
      <text:p text:style-name="P4">INTERDITE.</text:p>
      <text:p text:style-name="P4"/>
      <text:p text:style-name="P4">Une fluxion corrozive</text:p>
      <text:p text:style-name="P4">Qui me tombe sur la gencive,</text:p>
      <text:p text:style-name="P4">Un des plus fâcheux accidents</text:p>
      <text:p text:style-name="P4">Qui puissent ariver aux dents,</text:p>
      <text:p text:style-name="P4">Aujourd'huy semble m'interdire</text:p>
      <text:p text:style-name="P4"/>
      <text:p text:style-name="P4">L'Art de compozer et d'écrire,</text:p>
      <text:p text:style-name="P4">Puisque soufrir et compozer</text:p>
      <text:p text:style-name="P4">Ne peuvent pas sympatizer :</text:p>
      <text:p text:style-name="P4">Toutefois, quoy que véhémente </text:p>
      <text:p text:style-name="P4">Soit la douleur qui me toumente,</text:p>
      <text:p text:style-name="P4"/>
      <text:p text:style-name="P4">159</text:p>
      <text:p text:style-name="P4">Qui me force, non de jurer,</text:p>
      <text:p text:style-name="P4">Mais de me plaindre et murmurer,</text:p>
      <text:p text:style-name="P4">Loin de murmurer et de plaindre,</text:p>
      <text:p text:style-name="P4">Je vais, maintenant, me contraindre</text:p>
      <text:p text:style-name="P4">Dans une sensible afliction,</text:p>
      <text:p text:style-name="P4">Pour faire démonstration</text:p>
      <text:p text:style-name="P4"><text:soft-page-break/>Du beau zéle qui m'intéresse</text:p>
      <text:p text:style-name="P4">A servir cette illustre Altesse,</text:p>
      <text:p text:style-name="P4">Qui voit, avec des yeux contents,</text:p>
      <text:p text:style-name="P4">Mes Vers depuis assez longtemps.</text:p>
      <text:p text:style-name="P4"/>
      <text:p text:style-name="P4">Lundy dernier, dans l'Oratoire,</text:p>
      <text:p text:style-name="P4">Où l’on solennizoit la Gloire</text:p>
      <text:p text:style-name="P4">Et les Grandeurs du Fils de Dieu,</text:p>
      <text:p text:style-name="P4">Les Reines furent en ce Lieu,</text:p>
      <text:p text:style-name="P4">Comme trés-devotes et sages,</text:p>
      <text:p text:style-name="P4">Rendre leurs trés-humbles hommages,</text:p>
      <text:p text:style-name="P4">Avec zéle et grande ferveur,</text:p>
      <text:p text:style-name="P4">A ce cher et divin Sauveur.</text:p>
      <text:p text:style-name="P4"/>
      <text:p text:style-name="P4">Cét Evesque, de conséquence,</text:p>
      <text:p text:style-name="P4">Ce rare Torrent d'éloquence,</text:p>
      <text:p text:style-name="P4">Monsieur d'Acqs fit un Sermon</text:p>
      <text:p text:style-name="P4">Digne du célébre renom</text:p>
      <text:p text:style-name="P4">Qu’il s'est, en prêchant l'Evangile,</text:p>
      <text:p text:style-name="P4">Aquis en Cour et dans la Ville,</text:p>
      <text:p text:style-name="P4">Où, tout-de-bon, Leurs Majestez,</text:p>
      <text:p text:style-name="P4">Les Prélats, les Principautez,</text:p>
      <text:p text:style-name="P4">Les Personnes scientifiques,</text:p>
      <text:p text:style-name="P4">Les Errans et les Catholiques,</text:p>
      <text:p text:style-name="P4">Les Courtizans et les Bourgeois,</text:p>
      <text:p text:style-name="P4">L’ont admiré cent et cent fois.</text:p>
      <text:p text:style-name="P4"/>
      <text:p text:style-name="P4">Dans un Salon, ou grande Sale,</text:p>
      <text:p text:style-name="P4">De la noble Maizon Royale,</text:p>
      <text:p text:style-name="P4">Un Balet fut dansé, Mardy,</text:p>
      <text:p text:style-name="P4">Je m’y coulay, non pas sans peine,</text:p>
      <text:p text:style-name="P4">Un peu devant qu'entrât la Reine :</text:p>
      <text:p text:style-name="P4"><text:soft-page-break/>Mais n’ayant pas été placé</text:p>
      <text:p text:style-name="P4">Aussi bien que j'avois pensé,</text:p>
      <text:p text:style-name="P4">Je n’oüys point la mélodie,</text:p>
      <text:p text:style-name="P4">Je n’y vy point la Comédie,</text:p>
      <text:p text:style-name="P4">Ny le Balet entremêlé,</text:p>
      <text:p text:style-name="P4">Ny ce qu'on en avoit moulé :</text:p>
      <text:p text:style-name="P4">C’est pourquoy j'en sortis, belle-erre,</text:p>
      <text:p text:style-name="P4">Et quoi qu'on ne vît Ciel, ny Terre,</text:p>
      <text:p text:style-name="P4">Je revins chez-moy, promptement,</text:p>
      <text:p text:style-name="P4">Sans voir ce divertissement.</text:p>
      <text:p text:style-name="P4">Jeudy, ma chance fut meilleure,</text:p>
      <text:p text:style-name="P4">Car m’y rendant d'assez bonne-heure,</text:p>
      <text:p text:style-name="P4">La sage Dame de Beauvais,</text:p>
      <text:p text:style-name="P4">Dont beaucoup d'estime je fais,</text:p>
      <text:p text:style-name="P4">Et que l'on chérit et révére</text:p>
      <text:p text:style-name="P4">Dans la Cour de la Reine Mére,</text:p>
      <text:p text:style-name="P4"/>
      <text:p text:style-name="P4">M'y fit entrer, m'y fit placer,</text:p>
      <text:p text:style-name="P4">Dieu l'en veüille recompenser :</text:p>
      <text:p text:style-name="P4">Enfin, par la bonté d'icelle,</text:p>
      <text:p text:style-name="P4">Ayant pour siége une bancelle,</text:p>
      <text:p text:style-name="P4">Tantôt assis, tantôt debout,</text:p>
      <text:p text:style-name="P4">Je vy bien, et de bout-en-bout</text:p>
      <text:p text:style-name="P4">Ce plaizant Balet qui se pique</text:p>
      <text:p text:style-name="P4">De muzical et de comique,</text:p>
      <text:p text:style-name="P4">Et voicy deux mots du sujet.</text:p>
      <text:p text:style-name="P4">Un Jaloux charmé d'un Objet</text:p>
      <text:p text:style-name="P4">Ravissant et de belle taille,</text:p>
      <text:p text:style-name="P4">Veut l'épouzer, vaille-que-vaille,</text:p>
      <text:p text:style-name="P4">Ou, du moins, il promet cela</text:p>
      <text:p text:style-name="P4">Aux Parens de cét Objet-là :</text:p>
      <text:p text:style-name="P4">Mais connoissant que sa Maîtresse</text:p>
      <text:p text:style-name="P4"><text:soft-page-break/>Est plus Coquette, que Tygresse,</text:p>
      <text:p text:style-name="P4">Redoutant, comme un grand méchef,</text:p>
      <text:p text:style-name="P4">Le fatal pennache du chef,</text:p>
      <text:p text:style-name="P4">S'êtant dégagé vers le Pére,</text:p>
      <text:p text:style-name="P4">Il arive, enfin, que le Frére,</text:p>
      <text:p text:style-name="P4">Qui paroît doux comme un mouton,</text:p>
      <text:p text:style-name="P4">Le contraint à coups de bâton,</text:p>
      <text:p text:style-name="P4">De conclure le Mariage,</text:p>
      <text:p text:style-name="P4">Ce qu'il fait, dont son ame enrage ;</text:p>
      <text:p text:style-name="P4">Mais ce que je dy du Balet</text:p>
      <text:p text:style-name="P4">Ne vaut pas un coup de siflet,</text:p>
      <text:p text:style-name="P4">Ou, du moins, ce n'est pas grand'choze,</text:p>
      <text:p text:style-name="P4">Ny de la Comédie en proze,</text:p>
      <text:p text:style-name="P4">Qu'on peut nommer certainement</text:p>
      <text:p text:style-name="P4">Un exquis divertissement.</text:p>
      <text:p text:style-name="P4">Je ne dis rien des huit Entrées,</text:p>
      <text:p text:style-name="P4">Qui méritent d'être admirées,</text:p>
      <text:p text:style-name="P4">Où Princes et Grands de la Cour,</text:p>
      <text:p text:style-name="P4">Et nôtre Roy digne d'amour,</text:p>
      <text:p text:style-name="P4">En comblant nos cœurs d'allegresse,</text:p>
      <text:p text:style-name="P4">Font êclater leur noble adresse ;</text:p>
      <text:p text:style-name="P4">Je laisse les Concerts galans,</text:p>
      <text:p text:style-name="P4">Et les habits beaux et brillans,</text:p>
      <text:p text:style-name="P4">J'obmets les deux Egiptiennes </text:p>
      <text:p text:style-name="P4">Ou, si l'on veut, Bohémiennes,</text:p>
      <text:p text:style-name="P4">Qui joüérent audit Balet </text:p>
      <text:p text:style-name="P4">Admirablement leur rolet, </text:p>
      <text:p text:style-name="P4">Et parurent assez charmantes</text:p>
      <text:p text:style-name="P4">Avec leurs atours et leurs mantes :</text:p>
      <text:p text:style-name="P4">De la Du-Parc, rien je ne dis,</text:p>
      <text:p text:style-name="P4">Qui rendoit les Gens ébaudis</text:p>
      <text:p text:style-name="P4">Par ses apas, par sa prestance,</text:p>
      <text:p text:style-name="P4"><text:soft-page-break/>Et par ses beaux pas et sa dance ;</text:p>
      <text:p text:style-name="P4">Enfin, je ne décide rien</text:p>
      <text:p text:style-name="P4">De ce Balet qui me plût bien :</text:p>
      <text:p text:style-name="P4">Cette Piéce assez singuliére</text:p>
      <text:p text:style-name="P4">Est un In-promptu de Moliére;</text:p>
      <text:p text:style-name="P4">Et comme les Bourgeois, un jour,</text:p>
      <text:p text:style-name="P4">Verront ce spectacle à leur tour,</text:p>
      <text:p text:style-name="P4"/>
      <text:p text:style-name="P4">160</text:p>
      <text:p text:style-name="P4">Où l'on a des plaizirs extresmes,</text:p>
      <text:p text:style-name="P4">Ils en pouront juger eux-mesmes :</text:p>
      <text:p text:style-name="P4">Mais prézentement écrivons</text:p>
      <text:p text:style-name="P4">Autres chozes, si nous pouvons.</text:p>
      <text:p text:style-name="P4"/>
      <text:p text:style-name="P4">Mercredy, le Roy nôtre Sire,</text:p>
      <text:p text:style-name="P4">A qui de longs jours je dézire,</text:p>
      <text:p text:style-name="P4">Dans Versaille traita la Cour;</text:p>
      <text:p text:style-name="P4">Et quoy que ce fût un beau jour,</text:p>
      <text:p text:style-name="P4">On n'y fit point, dit-on, de chasse,</text:p>
      <text:p text:style-name="P4">Mais le plaizir de la Ramasse,</text:p>
      <text:p text:style-name="P4">Plus rapide que hazardeux,</text:p>
      <text:p text:style-name="P4">Les divertit une heure, ou deux.</text:p>
      <text:p text:style-name="P4"/>
      <text:p text:style-name="P4">Le jeune Comte de Brienne,</text:p>
      <text:p text:style-name="P4">Touché d'une ferveur chrétienne,</text:p>
      <text:p text:style-name="P4">Ayant, pour les plaizirs mondains,</text:p>
      <text:p text:style-name="P4">Conceu de généreux dédains,</text:p>
      <text:p text:style-name="P4">S'est retiré dans l'Oratoire,</text:p>
      <text:p text:style-name="P4">Pour y servir le Roy de Gloire,</text:p>
      <text:p text:style-name="P4">En atendant que son Destin</text:p>
      <text:p text:style-name="P4">Le rejoigne quelque matin</text:p>
      <text:p text:style-name="P4">A son Epouze chaste et belle,</text:p>
      <text:p text:style-name="P4"><text:soft-page-break/>Dans la Rézidence éternelle.</text:p>
      <text:p text:style-name="P4"/>
      <text:p text:style-name="P4">Monsieur le Comte de Soissons,</text:p>
      <text:p text:style-name="P4">Triste pour deux grandes raizons,</text:p>
      <text:p text:style-name="P4">Depuis trois jours s'est mis en voye</text:p>
      <text:p text:style-name="P4">Pour aller en Cour de Savoye</text:p>
      <text:p text:style-name="P4">Mêler ses justes déplaizirs,</text:p>
      <text:p text:style-name="P4">Ses regrets, sanglots et soûpirs,</text:p>
      <text:p text:style-name="P4">Aux larmes de l'illustre Prince</text:p>
      <text:p text:style-name="P4">Souverain d'icelle Province,</text:p>
      <text:p text:style-name="P4">Dont il plaint le sort inhumain,</text:p>
      <text:p text:style-name="P4">Et dont il est Couzin germain.</text:p>
      <text:p text:style-name="P4">Or comme ce Duc est fort triste,</text:p>
      <text:p text:style-name="P4">Dieu le console, Dieu l'assiste,</text:p>
      <text:p text:style-name="P4">J'en fais de bon cœur le souhait ;</text:p>
      <text:p text:style-name="P4">Car il est certain qu'il a fait,</text:p>
      <text:p text:style-name="P4">Par deux morts des plus déplorables,</text:p>
      <text:p text:style-name="P4">Deux pertes presque iréparables.</text:p>
      <text:p text:style-name="P4"/>
      <text:p text:style-name="P4">Pluzieurs Gens du Louvre m'ont dit,</text:p>
      <text:p text:style-name="P4">Gens notables, Gens de crédit,</text:p>
      <text:p text:style-name="P4">Que ce Dêmelé d'importance,</text:p>
      <text:p text:style-name="P4">D'entre les Chizis et la France,</text:p>
      <text:p text:style-name="P4">Qui menaçoit d'un si grand feu,</text:p>
      <text:p text:style-name="P4">Est acommodé depuis peu ;</text:p>
      <text:p text:style-name="P4">Si cette Paix n'est pas jurée,</text:p>
      <text:p text:style-name="P4">On la tient du moins assürée :</text:p>
      <text:p text:style-name="P4">Mais par quelles conventions,</text:p>
      <text:p text:style-name="P4">Mais à quelles conditions,</text:p>
      <text:p text:style-name="P4">(Que sçavoir je serois bien aize)</text:p>
      <text:p text:style-name="P4">Il faut qu'à prézent je m'en taize,</text:p>
      <text:p text:style-name="P4"/>
      <text:p text:style-name="P4"><text:soft-page-break/>Et ce m'est un faire le faut ; </text:p>
      <text:p text:style-name="P4">Car Messieurs du Conseil d’Enhaut,</text:p>
      <text:p text:style-name="P4">Par négligence, ou par prudence,</text:p>
      <text:p text:style-name="P4">Ne m'en ont pas fait confidence.</text:p>
      <text:p text:style-name="P4"/>
      <text:p text:style-name="P4">Un Gentil-homme de Bayeux,</text:p>
      <text:p text:style-name="P4">Extrait de fort nobles Ayeux,</text:p>
      <text:p text:style-name="P4">Et de Race fort ancienne, </text:p>
      <text:p text:style-name="P4">Qu'on nommoit Monsieur de Vienne,</text:p>
      <text:p text:style-name="P4">Des erreurs de Calvin, coifé,</text:p>
      <text:p text:style-name="P4">Et Huguenot franc et fiéfé,</text:p>
      <text:p text:style-name="P4">Ayant dans toute sa jeunesse</text:p>
      <text:p text:style-name="P4">Préféré le Prêche à la Messe,</text:p>
      <text:p text:style-name="P4">Se sentant au lit atrapé,</text:p>
      <text:p text:style-name="P4">Et de ce cruël mal frapé,</text:p>
      <text:p text:style-name="P4">Qui tant de vizages dézole,</text:p>
      <text:p text:style-name="P4">Qu'on apelle Plate-vérole,</text:p>
      <text:p text:style-name="P4">Publiquement, et non sous-main,</text:p>
      <text:p text:style-name="P4">Se fit Catholique Romain..</text:p>
      <text:p text:style-name="P4">Ses Parens, tous grands calvinistes,</text:p>
      <text:p text:style-name="P4">De son beau dessein êtans trites,</text:p>
      <text:p text:style-name="P4">Voulurent unanimement</text:p>
      <text:p text:style-name="P4">Y métre de l'empêchement : </text:p>
      <text:p text:style-name="P4">Mais leurs défenses furent vaines,</text:p>
      <text:p text:style-name="P4">Ils y perdirent soins et peines,</text:p>
      <text:p text:style-name="P4">Ce Fils abjura leur erreur, </text:p>
      <text:p text:style-name="P4">Ce qui les mit presque en fureur,</text:p>
      <text:p text:style-name="P4">L'un en murmure, l'autre en pleure :</text:p>
      <text:p text:style-name="P4">Et luy, se sentant d'heure-en-heure, </text:p>
      <text:p text:style-name="P4">Aprocher des derniers momens,</text:p>
      <text:p text:style-name="P4">Il receut tous ses Sacremens, </text:p>
      <text:p text:style-name="P4">Et fut mis (aprés la mort dure)</text:p>
      <text:p text:style-name="P4"><text:soft-page-break/>En honorable sépulture,</text:p>
      <text:p text:style-name="P4">Avec des funébres honneurs </text:p>
      <text:p text:style-name="P4">Qu'on ne fait qu'aux plus Grands Seigneurs</text:p>
      <text:p text:style-name="P4">Tous les Prestres et tous les Moines, </text:p>
      <text:p text:style-name="P4">Avec quantité de Chanoines,</text:p>
      <text:p text:style-name="P4">En larmoyant, l'ayans conduit</text:p>
      <text:p text:style-name="P4">Au funeste et dernier réduit, </text:p>
      <text:p text:style-name="P4">Ou nos corps ne sont plus que cendre :</text:p>
      <text:p text:style-name="P4">Voila ce que je vien d'aprendre</text:p>
      <text:p text:style-name="P4">(J'en puis jurer ma foy-de-Dieu)</text:p>
      <text:p text:style-name="P4">D'un Billet venant de bon lieu,</text:p>
      <text:p text:style-name="P4">Sçavoir d'un Prézident illustre,</text:p>
      <text:p text:style-name="P4">Dont le Fils, dans un digne lustre,</text:p>
      <text:p text:style-name="P4">Fils dévot et judicieux,</text:p>
      <text:p text:style-name="P4">Est Evesque dudit Bayeux.</text:p>
      <text:p text:style-name="P4"/>
      <text:p text:style-name="P4">J'aysceu d'un nommé Maître Estienne</text:p>
      <text:p text:style-name="P4">Que dans la Cité de Vienne,</text:p>
      <text:p text:style-name="P4">Qui vaut cinq fois celle du Mans, </text:p>
      <text:p text:style-name="P4">On a si peur des Otomans,</text:p>
      <text:p text:style-name="P4">Que pluzieurs ont plié bagage</text:p>
      <text:p text:style-name="P4">Pour ailleurs fixer leur ménage,</text:p>
      <text:p text:style-name="P4"/>
      <text:p text:style-name="P4">161</text:p>
      <text:p text:style-name="P4">Quoy que l'on prenne des grands soins</text:p>
      <text:p text:style-name="P4">D’en fortifier tous les coins,</text:p>
      <text:p text:style-name="P4">Les Bastions et les Courtines ;</text:p>
      <text:p text:style-name="P4">On y creuse des Contre-mines,</text:p>
      <text:p text:style-name="P4">On y fait des Canons si gros,</text:p>
      <text:p text:style-name="P4">Qu’un seul peut tuër dix Héros</text:p>
      <text:p text:style-name="P4">Avec boulet de cent livres;</text:p>
      <text:p text:style-name="P4">On y voiture bien des vivres,</text:p>
      <text:p text:style-name="P4"><text:soft-page-break/>Tant pour hommes, que pour chevaux:</text:p>
      <text:p text:style-name="P4">De plus, outre tous ces travaux,</text:p>
      <text:p text:style-name="P4">On y met des Faux-bours par-terre,</text:p>
      <text:p text:style-name="P4">Qui ne sont pas bons pour la guerre.</text:p>
      <text:p text:style-name="P4">Enfin, si ladite Cité,</text:p>
      <text:p text:style-name="P4">Vers le Printemps, ou vers l'Eté,</text:p>
      <text:p text:style-name="P4">Etoit par lesdits Turcs bloquée,</text:p>
      <text:p text:style-name="P4">Enceinte, assaillie, ataquée,</text:p>
      <text:p text:style-name="P4"/>
      <text:p text:style-name="P4">Messieurs les Généraux Hongrois</text:p>
      <text:p text:style-name="P4">En feroient créver plus de trois :</text:p>
      <text:p text:style-name="P4">Et si le Grand Seigneur aspire</text:p>
      <text:p text:style-name="P4">A la conquête de l'Empire,</text:p>
      <text:p text:style-name="P4">Selon l'atente et le dézir</text:p>
      <text:p text:style-name="P4">De son fameux Premier Vizir,</text:p>
      <text:p text:style-name="P4">Les Germains, les Auxiliaires,</text:p>
      <text:p text:style-name="P4">Etans contre iceux Aversaires</text:p>
      <text:p text:style-name="P4">D'une juste ardeur embrazez,</text:p>
      <text:p text:style-name="P4">N'auront pas lors les bras croizez.</text:p>
      <text:p text:style-name="P4"/>
      <text:p text:style-name="P4">Comme icy nôtre Verve cesse,</text:p>
      <text:p text:style-name="P4">Je prens congé de ma Princesse.</text:p>
      <text:p text:style-name="P4"/>
      <text:p text:style-name="P4">Fait le jour de la Chandeleur,</text:p>
      <text:p text:style-name="P4">Sentant aux dents quelque douleur.</text:p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" svg:font-family="F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hyphenation-ladder-count="no-limit" style:vertical-align="baseline"/>
      <style:text-properties style:font-name="Calibri" fo:font-size="12pt" style:font-name-asian="Calibri" style:font-size-asian="12pt" style:font-name-complex="F" style:font-size-complex="12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/>
    <dc:description/>
    <dc:subject/>
    <meta:initial-creator>Windows User</meta:initial-creator>
    <meta:creation-date>2020-02-13T11:12:00Z</meta:creation-date>
    <dc:date>2020-02-13T15:21:32.05</dc:date>
    <meta:editing-cycles>3</meta:editing-cycles>
    <meta:editing-duration>PT24S</meta:editing-duration>
    <meta:document-statistic meta:table-count="0" meta:image-count="0" meta:object-count="0" meta:page-count="9" meta:paragraph-count="259" meta:word-count="1390" meta:character-count="7921"/>
    <meta:template xlink:type="simple" xlink:actuate="onRequest" xlink:title="" xlink:href="Normal"/>
  </office:meta>
</office:document-meta>
</file>